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f6d" officeooo:paragraph-rsid="0015ff6d"/>
    </style:style>
    <style:style style:name="P2" style:family="paragraph" style:parent-style-name="Standard">
      <style:text-properties officeooo:rsid="0015ff6d" officeooo:paragraph-rsid="0016cbcb"/>
    </style:style>
    <style:style style:name="P3" style:family="paragraph" style:parent-style-name="Standard">
      <style:text-properties officeooo:rsid="0016cbcb" officeooo:paragraph-rsid="0016cbcb"/>
    </style:style>
    <style:style style:name="P4" style:family="paragraph" style:parent-style-name="Standard">
      <style:text-properties style:text-underline-style="none" officeooo:rsid="0016cbcb" officeooo:paragraph-rsid="0016cbcb"/>
    </style:style>
    <style:style style:name="P5" style:family="paragraph" style:parent-style-name="Standard">
      <style:text-properties officeooo:paragraph-rsid="001862fa"/>
    </style:style>
    <style:style style:name="P6" style:family="paragraph" style:parent-style-name="Standard">
      <style:text-properties officeooo:rsid="001862fa" officeooo:paragraph-rsid="001862fa"/>
    </style:style>
    <style:style style:name="P7" style:family="paragraph" style:parent-style-name="Standard">
      <style:text-properties style:text-underline-style="solid" style:text-underline-width="auto" style:text-underline-color="font-color" officeooo:rsid="0015ff6d" officeooo:paragraph-rsid="0015ff6d"/>
    </style:style>
    <style:style style:name="P8" style:family="paragraph" style:parent-style-name="Standard">
      <style:text-properties officeooo:rsid="001862fa" officeooo:paragraph-rsid="001862f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ff6d"/>
    </style:style>
    <style:style style:name="T3" style:family="text">
      <style:text-properties style:text-underline-style="none"/>
    </style:style>
    <style:style style:name="T4" style:family="text">
      <style:text-properties officeooo:rsid="00186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idere as seguintes relações e atributos:</text:p>
      <text:p text:style-name="Standard">T1(<text:span text:style-name="T1">atr1</text:span>, <text:span text:style-name="T1">atr2</text:span>, atr3, atr4, atr5, atr6, atr7, atr8)</text:p>
      <text:p text:style-name="Standard">atr1 e atr2 compõe a chave primária. Na sua resposta, use sublinhado (Ctrl + U) para representar a chave primária e FK para indicar chave estrangeira em sua resposta. As seguintes dependências funcionais devem ser garantidas na normalização:</text:p>
      <text:p text:style-name="Standard"><text:s text:c="3"/>{atr1, atr2} → {atr3, atr4, atr7}</text:p>
      <text:p text:style-name="Standard"><text:s text:c="3"/>atr3 → {atr5}</text:p>
      <text:p text:style-name="Standard"><text:s text:c="3"/>atr2 → {atr6}</text:p>
      <text:p text:style-name="Standard"><text:s text:c="3"/>atr1 → {atr8}</text:p>
      <text:p text:style-name="Standard">Diga em que forma normal encontra-se a tabela. Caso a tabela não se encontre na terceira forma normal, mostre a transformação da tabela para a terceira forma normal. Se for o caso, mostre cada forma normal intermediária, entre aquela em que a tabela se encontra e a terceira forma normal.</text:p>
      <text:p text:style-name="Standard"/>
      <text:p text:style-name="Standard">1FN = <text:s/>(sem atributos compostos, multivalorados, relaçao dentro de relaçao)</text:p>
      <text:p text:style-name="Standard">2 FN = (todos atributos dependem da chave)</text:p>
      <text:p text:style-name="Standard">3 FN = (atributos nao dependentes de chaves dependendo de atributos nao chaves, dependencia transitiva)</text:p>
      <text:p text:style-name="Standard"/>
      <text:p text:style-name="Standard">Está na 1FN?</text:p>
      <text:p text:style-name="Standard"><text:s/>Sim.</text:p>
      <text:p text:style-name="Standard">Está na 2FN? </text:p>
      <text:p text:style-name="Standard">Nao. <text:span text:style-name="T2">Porque há atributos que não dependem somente da chave composta</text:span></text:p>
      <text:p text:style-name="P7"/>
      <text:p text:style-name="P1"><text:span text:style-name="T3">T3 (</text:span><text:span text:style-name="T1">atr2</text:span><text:span text:style-name="T3">, atr6</text:span><text:span text:style-name="T1">)</text:span></text:p>
      <text:p text:style-name="P1"><text:span text:style-name="T3">T4 (</text:span><text:span text:style-name="T1">atr1</text:span><text:span text:style-name="T3">, atr8</text:span><text:span text:style-name="T1">)</text:span></text:p>
      <text:p text:style-name="P3"><text:span text:style-name="T3">T1 (</text:span><text:span text:style-name="T1">atr1(FK)</text:span><text:span text:style-name="T3">, </text:span><text:span text:style-name="T1">atr2(FK)</text:span><text:span text:style-name="T3">, atr3(FK), atr4, atr5, atr7)</text:span></text:p>
      <text:p text:style-name="P7"/>
      <text:p text:style-name="Standard">Está na 3FN? </text:p>
      <text:p text:style-name="P3">Não, pois há dependência entre o atributo atr3 e atr5 </text:p>
      <text:p text:style-name="P2">T2 (<text:span text:style-name="T1">atr3</text:span><text:span text:style-name="T3">, </text:span><text:span text:style-name="T1"><text:s/></text:span><text:span text:style-name="T3">atr5</text:span><text:span text:style-name="T1">)</text:span></text:p>
      <text:p text:style-name="P2"><text:span text:style-name="T3">T3 (</text:span><text:span text:style-name="T1">atr2</text:span><text:span text:style-name="T3">, atr6</text:span><text:span text:style-name="T1">)</text:span></text:p>
      <text:p text:style-name="P2"><text:span text:style-name="T3">T4 (</text:span><text:span text:style-name="T1">atr1</text:span><text:span text:style-name="T3">, atr8</text:span><text:span text:style-name="T1">)</text:span></text:p>
      <text:p text:style-name="P4">T1 (<text:span text:style-name="T1">atr1(FK)</text:span>, <text:span text:style-name="T1">atr2(FK)</text:span>, atr3(FK), atr4, atr7)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2</text:p>
      <text:p text:style-name="P5">T1(<text:span text:style-name="T1">atr1</text:span>, <text:span text:style-name="T1">atr2</text:span>, atr3, atr4, atr5, atr6, atr7, atr8) </text:p>
      <text:p text:style-name="P5"/>
      <text:p text:style-name="P5">atr1 e atr2 compõe a chave primária.</text:p>
      <text:p text:style-name="P5"><text:s/>Na sua resposta, use sublinhado (Ctrl + U) para representar a chave primária e FK para indicar chave estrangeira em sua resposta.</text:p>
      <text:p text:style-name="P5"><text:s/>As seguintes dependências funcionais devem ser garantidas na normalização:</text:p>
      <text:p text:style-name="P5">{<text:span text:style-name="T3">atr1</text:span>, atr2} → {atr3, atr4}</text:p>
      <text:p text:style-name="P5">atr4 → {atr5} </text:p>
      <text:p text:style-name="P5">atr2 → {atr6} </text:p>
      <text:p text:style-name="P5">atr1 → {atr7, atr8}</text:p>
      <text:p text:style-name="P5"><text:s/></text:p>
      <text:p text:style-name="P5">Diga em que forma normal encontra-se a tabela. Caso a tabela não se encontre na terceira forma normal, mostre a transformação da tabela para a terceira forma normal. Se for o caso, mostre cada forma normal intermediária, entre aquela em que a tabela se encontra e a terceira forma normal </text:p>
      <text:p text:style-name="P5"/>
      <text:p text:style-name="P5"/>
      <text:p text:style-name="P5">1FN = <text:s/>(sem atributos compostos, multivalorados, relaçao dentro de relaçao)</text:p>
      <text:p text:style-name="P5">2 FN = (todos atributos dependem da chave)</text:p>
      <text:p text:style-name="P5">3 FN = (atributos nao dependentes de chaves dependendo de atributos nao chaves, dependencia</text:p>
      <text:p text:style-name="P5"/>
      <text:p text:style-name="P5">Está na 1FN?</text:p>
      <text:p text:style-name="P6">Sim.</text:p>
      <text:p text:style-name="P5">Está na <text:span text:style-name="T4">2</text:span>FN?</text:p>
      <text:p text:style-name="P6">Não.</text:p>
      <text:p text:style-name="P6">T2 (<text:span text:style-name="T1">atr2</text:span> , atr6)</text:p>
      <text:p text:style-name="P6">T3 ( <text:span text:style-name="T1">atr1</text:span>, atr7, atr8)</text:p>
      <text:p text:style-name="P6">T1 ( <text:span text:style-name="T1">atr1(</text:span><text:span text:style-name="T3">FK</text:span><text:span text:style-name="T1">)</text:span> , <text:span text:style-name="T1">atr2(</text:span><text:span text:style-name="T3">FK</text:span><text:span text:style-name="T1">)</text:span> , atr3, atr4, atr5) </text:p>
      <text:p text:style-name="P6"/>
      <text:p text:style-name="P5"/>
      <text:p text:style-name="P5">Está na <text:span text:style-name="T4">3</text:span>FN?</text:p>
      <text:p text:style-name="P6">Não. pois</text:p>
      <text:p text:style-name="P6">T2 (<text:span text:style-name="T1">atr2</text:span> , atr6)</text:p>
      <text:p text:style-name="P6">T3 ( <text:span text:style-name="T1">atr1</text:span>, atr7, atr8)</text:p>
      <text:p text:style-name="P6">T4 (<text:span text:style-name="T1">atr4</text:span>, atr</text:p>
      <text:p text:style-name="P6">T1 ( <text:span text:style-name="T1">atr1(</text:span><text:span text:style-name="T3">FK</text:span><text:span text:style-name="T1">)</text:span> , <text:span text:style-name="T1">atr2(</text:span><text:span text:style-name="T3">FK</text:span><text:span text:style-name="T1">)</text:span> , atr3, atr4(fk)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15:25:48.504000000</meta:creation-date>
    <dc:date>2022-07-03T16:01:30.924000000</dc:date>
    <meta:editing-duration>PT4M47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1" meta:word-count="404" meta:character-count="2357" meta:non-whitespace-character-count="1975"/>
  </office:meta>
</office:document-meta>
</file>